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HttpMessageConverter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essageConverterTests.can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yHttpMessageConverter.MyHttpMessageConverter( MediaType supported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MessageConverterTests.canReadWithWildcard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MessageConverterTests.canWriteWithWildcardInSupported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MessageConverterTests.can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yHttpMessageConverter.writeInternal( T t , HttpOutputMessage outpu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HttpMessageConverter.readInternal( Class &lt; ? extends T &gt; clazz , HttpInputMessage inpu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